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10000000100CB626E2B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71cm" svg:stroke-color="#0000ff" draw:marker-start-width="0.413cm" draw:marker-end-width="0.413cm" draw:fill-color="#ff3333" draw:textarea-vertical-align="middle" fo:padding-top="0.16cm" fo:padding-bottom="0.16cm" fo:padding-left="0.285cm" fo:padding-right="0.28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224cm" svg:height="7.224cm" svg:x="6.887cm" svg:y="11.237cm">
          <draw:image xlink:href="Pictures/100002010000010000000100CB626E2B.png" xlink:type="simple" xlink:show="embed" xlink:actuate="onLoad">
            <text:p/>
          </draw:image>
        </draw:frame>
        <draw:circle draw:style-name="gr2" draw:text-style-name="P1" draw:layer="layout" svg:width="2.832cm" svg:height="2.832cm" svg:x="9.26cm" svg:y="12.937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5-23T10:58:44</dc:date>
    <meta:generator>OpenOffice/4.1.4$Unix OpenOffice.org_project/414m5$Build-9788</meta:generator>
    <meta:editing-duration>PT1M52S</meta:editing-duration>
    <meta:editing-cycles>1</meta:editing-cycles>
    <meta:document-statistic meta:object-count="2"/>
  </office:meta>
</office:document-meta>
</file>